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6cm" table:align="center"/>
    </style:style>
    <style:style style:name="Table1.A" style:family="table-column">
      <style:table-column-properties style:column-width="0.769cm"/>
    </style:style>
    <style:style style:name="Table1.B" style:family="table-column">
      <style:table-column-properties style:column-width="0.771cm"/>
    </style:style>
    <style:style style:name="Table1.F" style:family="table-column">
      <style:table-column-properties style:column-width="0.7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4.6cm" table:align="center"/>
    </style:style>
    <style:style style:name="Table2.A" style:family="table-column">
      <style:table-column-properties style:column-width="0.769cm"/>
    </style:style>
    <style:style style:name="Table2.B" style:family="table-column">
      <style:table-column-properties style:column-width="0.771cm"/>
    </style:style>
    <style:style style:name="Table2.F" style:family="table-column">
      <style:table-column-properties style:column-width="0.7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4.6cm" table:align="center"/>
    </style:style>
    <style:style style:name="Table3.A" style:family="table-column">
      <style:table-column-properties style:column-width="0.769cm"/>
    </style:style>
    <style:style style:name="Table3.B" style:family="table-column">
      <style:table-column-properties style:column-width="0.771cm"/>
    </style:style>
    <style:style style:name="Table3.F" style:family="table-column">
      <style:table-column-properties style:column-width="0.75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4.6cm" table:align="center"/>
    </style:style>
    <style:style style:name="Table4.A" style:family="table-column">
      <style:table-column-properties style:column-width="0.769cm"/>
    </style:style>
    <style:style style:name="Table4.B" style:family="table-column">
      <style:table-column-properties style:column-width="0.771cm"/>
    </style:style>
    <style:style style:name="Table4.F" style:family="table-column">
      <style:table-column-properties style:column-width="0.7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officeooo:rsid="001009a7" officeooo:paragraph-rsid="0042f30a"/>
    </style:style>
    <style:style style:name="P2" style:family="paragraph" style:parent-style-name="Standard">
      <style:paragraph-properties style:line-height-at-least="0.503cm"/>
      <style:text-properties style:use-window-font-color="true" loext:opacity="0%" style:font-name="Liberation Serif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33ad5e" officeooo:paragraph-rsid="003f3a4f" fo:background-color="transparen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style:text-underline-style="none" officeooo:rsid="0033ad5e" officeooo:paragraph-rsid="003598e3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33cbce" officeooo:paragraph-rsid="003ad664" fo:background-color="transparen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33cbce" officeooo:paragraph-rsid="003f3a4f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style:text-underline-style="none" officeooo:rsid="0033ad5e" officeooo:paragraph-rsid="003d8e2c" fo:background-color="transparent" style:font-size-asian="11pt" style:font-size-complex="11pt"/>
    </style:style>
    <style:style style:name="P8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9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paragraph-rsid="00301d03" fo:background-color="transparent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paragraph-rsid="0048f86c" fo:background-color="transparent" style:font-size-asian="12pt" style:font-size-complex="12pt"/>
    </style:style>
    <style:style style:name="P11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44c0f9" officeooo:paragraph-rsid="0044c0f9" fo:background-color="transparent" style:font-size-asian="12pt" style:font-size-complex="12pt"/>
    </style:style>
    <style:style style:name="P12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42f30a" officeooo:paragraph-rsid="0042f30a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paragraph-rsid="003f3a4f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f3a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a4f" officeooo:paragraph-rsid="003f3a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a4f" officeooo:paragraph-rsid="003f3a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a4f" officeooo:paragraph-rsid="003f3a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f3a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497b" officeooo:paragraph-rsid="00464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style:text-underline-style="none" officeooo:rsid="0048f86c" officeooo:paragraph-rsid="0048f86c" fo:background-color="transparen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style:text-underline-style="none" officeooo:rsid="0048f86c" officeooo:paragraph-rsid="004a787f" fo:background-color="transparent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33ad5e" officeooo:paragraph-rsid="003ad664" fo:background-color="transparen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33ad5e" officeooo:paragraph-rsid="003d8e2c" fo:background-color="transparent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48f86c" officeooo:paragraph-rsid="0048f86c" fo:background-color="transparent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4a787f" officeooo:paragraph-rsid="004a787f" fo:background-color="transparen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3ad664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officeooo:paragraph-rsid="003a35ce"/>
    </style:style>
    <style:style style:name="P29" style:family="paragraph" style:parent-style-name="Standard">
      <style:paragraph-properties fo:text-align="center" style:justify-single-word="false" fo:break-before="page"/>
      <style:text-properties officeooo:paragraph-rsid="003a35ce"/>
    </style:style>
    <style:style style:name="P30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a4f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497b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87f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87f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a4f" officeooo:paragraph-rsid="004a7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6497b" style:font-size-asian="14pt" style:font-size-complex="14pt"/>
    </style:style>
    <style:style style:name="T3" style:family="text">
      <style:text-properties fo:font-size="14pt" officeooo:rsid="0042f30a" style:font-size-asian="14pt" style:font-size-complex="14pt"/>
    </style:style>
    <style:style style:name="T4" style:family="text">
      <style:text-properties officeooo:rsid="002e94fb"/>
    </style:style>
    <style:style style:name="T5" style:family="text">
      <style:text-properties officeooo:rsid="00301d03"/>
    </style:style>
    <style:style style:name="T6" style:family="text">
      <style:text-properties officeooo:rsid="0033cbce"/>
    </style:style>
    <style:style style:name="T7" style:family="text">
      <style:text-properties officeooo:rsid="0034112c"/>
    </style:style>
    <style:style style:name="T8" style:family="text">
      <style:text-properties officeooo:rsid="003598e3"/>
    </style:style>
    <style:style style:name="T9" style:family="text">
      <style:text-properties officeooo:rsid="003a35ce"/>
    </style:style>
    <style:style style:name="T10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bold" officeooo:rsid="002e94fb" fo:background-color="transparent" loext:char-shading-value="0" style:font-size-asian="12pt" style:font-size-complex="12pt"/>
    </style:style>
    <style:style style:name="T11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bold" officeooo:rsid="0029cb63" fo:background-color="transparent" loext:char-shading-value="0" style:font-size-asian="12pt" style:font-size-complex="12pt"/>
    </style:style>
    <style:style style:name="T12" style:family="text">
      <style:text-properties style:use-window-font-color="true" loext:opacity="0%" style:font-name="Liberation Serif" fo:font-size="12pt" style:text-underline-style="solid" style:text-underline-width="auto" style:text-underline-color="font-color" fo:font-weight="bold" officeooo:rsid="00421666" fo:background-color="transparent" loext:char-shading-value="0" style:font-size-asian="12pt" style:font-size-complex="12pt"/>
    </style:style>
    <style:style style:name="T13" style:family="text">
      <style:text-properties style:use-window-font-color="true" loext:opacity="0%" style:font-name="Liberation Serif" style:text-underline-style="none" officeooo:rsid="003d8e2c" fo:background-color="transparent" loext:char-shading-value="0"/>
    </style:style>
    <style:style style:name="T14" style:family="text">
      <style:text-properties style:use-window-font-color="true" loext:opacity="0%" style:font-name="Liberation Serif" style:text-underline-style="none" officeooo:rsid="003e5868" fo:background-color="transparent" loext:char-shading-value="0"/>
    </style:style>
    <style:style style:name="T15" style:family="text">
      <style:text-properties style:use-window-font-color="true" loext:opacity="0%" style:font-name="Liberation Serif" style:text-underline-style="none" officeooo:rsid="00409a50" fo:background-color="transparent" loext:char-shading-value="0"/>
    </style:style>
    <style:style style:name="T16" style:family="text">
      <style:text-properties style:use-window-font-color="true" loext:opacity="0%" style:font-name="Liberation Serif" style:text-underline-style="none" officeooo:rsid="0033cbce" fo:background-color="transparent" loext:char-shading-value="0"/>
    </style:style>
    <style:style style:name="T17" style:family="text">
      <style:text-properties style:use-window-font-color="true" loext:opacity="0%" style:font-name="Liberation Serif" style:text-underline-style="none" officeooo:rsid="0033ad5e" fo:background-color="transparent" loext:char-shading-value="0"/>
    </style:style>
    <style:style style:name="T18" style:family="text">
      <style:text-properties officeooo:rsid="003d8e2c"/>
    </style:style>
    <style:style style:name="T19" style:family="text">
      <style:text-properties officeooo:rsid="003e5868"/>
    </style:style>
    <style:style style:name="T20" style:family="text">
      <style:text-properties officeooo:rsid="00409a50"/>
    </style:style>
    <style:style style:name="T21" style:family="text">
      <style:text-properties officeooo:rsid="00421666"/>
    </style:style>
    <style:style style:name="T22" style:family="text">
      <style:text-properties officeooo:rsid="0042f30a"/>
    </style:style>
    <style:style style:name="T23" style:family="text">
      <style:text-properties officeooo:rsid="00444e17"/>
    </style:style>
    <style:style style:name="T24" style:family="text">
      <style:text-properties fo:color="#b2b2b2" loext:opacity="100%"/>
    </style:style>
    <style:style style:name="T25" style:family="text">
      <style:text-properties officeooo:rsid="0046497b"/>
    </style:style>
    <style:style style:name="T26" style:family="text">
      <style:text-properties officeooo:rsid="0048f86c"/>
    </style:style>
    <style:style style:name="T27" style:family="text">
      <style:text-properties officeooo:rsid="00497d6b"/>
    </style:style>
    <style:style style:name="T28" style:family="text">
      <style:text-properties officeooo:rsid="004a787f"/>
    </style:style>
    <style:style style:name="T29" style:family="text">
      <style:text-properties officeooo:rsid="004b8430"/>
    </style:style>
    <style:style style:name="gr1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he sequentium problem is not so much a territor<text:span text:style-name="T7">ial</text:span> problem, but one of longest path length. Our initial solution was to choose a square that was the nearest neighbour of the current highest scoring square, to make <text:span text:style-name="T8">the</text:span> long<text:span text:style-name="T8">est</text:span> continuous path<text:span text:style-name="T6">. </text:span></text:p>
      <text:p text:style-name="P4"><draw:line text:anchor-type="paragraph" draw:z-index="0" draw:name="Shape1" draw:style-name="gr1" draw:text-style-name="P37" svg:x1="6.484cm" svg:y1="0.296cm" svg:x2="10.758cm" svg:y2="0.27cm"><text:p/></draw:line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F"/>
        <table:table-row table:style-name="TableLine94236996718752"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8">5</text:p>
          </table:table-cell>
          <table:table-cell table:style-name="Table1.F1" office:value-type="string">
            <text:p text:style-name="P18">6</text:p>
          </table:table-cell>
        </table:table-row>
        <table:table-row table:style-name="TableLine94236996824592">
          <table:table-cell table:style-name="Table1.A2" office:value-type="string">
            <text:p text:style-name="P33">12</text:p>
          </table:table-cell>
          <table:table-cell table:style-name="Table1.A2" office:value-type="string">
            <text:p text:style-name="P33">11</text:p>
          </table:table-cell>
          <table:table-cell table:style-name="Table1.A2" office:value-type="string">
            <text:p text:style-name="P33">10</text:p>
          </table:table-cell>
          <table:table-cell table:style-name="Table1.A2" office:value-type="string">
            <text:p text:style-name="P33">9</text:p>
          </table:table-cell>
          <table:table-cell table:style-name="Table1.A2" office:value-type="string">
            <text:p text:style-name="P33">8</text:p>
          </table:table-cell>
          <table:table-cell table:style-name="Table1.F2" office:value-type="string">
            <text:p text:style-name="P33">7</text:p>
          </table:table-cell>
        </table:table-row>
        <table:table-row table:style-name="TableLine94236996863568">
          <table:table-cell table:style-name="Table1.A2" office:value-type="string">
            <text:p text:style-name="P33">1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Line94236996864992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Line94236996866304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Line94236996867728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">1</text:p>
          </table:table-cell>
        </table:table-row>
      </table:table>
      <text:p text:style-name="P4"/>
      <text:p text:style-name="P23">After that solution was written <text:span text:style-name="T18">and we saw how it performed, </text:span>we then looked at how we could disrupt our opposition by taking squares that we<text:span text:style-name="T6">re</text:span> more valuable. We identified the middle diagonal joining the two starting points, as being valuable territory, as it effectively c<text:span text:style-name="T6">u</text:span>t the board in tw<text:span text:style-name="T6">o and allowed us to </text:span><text:span text:style-name="T8">access </text:span><text:span text:style-name="T6">both sides of the board </text:span><text:span text:style-name="T8">once</text:span><text:span text:style-name="T7"> one side was filled</text:span><text:span text:style-name="T6">.</text:span></text:p>
      <text:p text:style-name="P3"><draw:line text:anchor-type="paragraph" draw:z-index="1" draw:name="Shape1_0" draw:style-name="gr1" draw:text-style-name="P37" svg:x1="6.948cm" svg:y1="0.496cm" svg:x2="10.744cm" svg:y2="3.789cm"><text:p/></draw:line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F"/>
        <table:table-row table:style-name="TableLine94236996806032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F1" office:value-type="string">
            <text:p text:style-name="P16"/>
          </table:table-cell>
        </table:table-row>
        <table:table-row table:style-name="TableLine94236996912432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F2" office:value-type="string">
            <text:p text:style-name="P15"/>
          </table:table-cell>
        </table:table-row>
        <table:table-row table:style-name="TableLine94236996914640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F2" office:value-type="string">
            <text:p text:style-name="P15"/>
          </table:table-cell>
        </table:table-row>
        <table:table-row table:style-name="TableLine94236996916064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9"/>
          </table:table-cell>
          <table:table-cell table:style-name="Table2.F2" office:value-type="string">
            <text:p text:style-name="P15"/>
          </table:table-cell>
        </table:table-row>
        <table:table-row table:style-name="TableLine94236996917376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>5</text:p>
          </table:table-cell>
          <table:table-cell table:style-name="Table2.F2" office:value-type="string">
            <text:p text:style-name="P15"/>
          </table:table-cell>
        </table:table-row>
        <table:table-row table:style-name="TableLine94236996918800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F2" office:value-type="string">
            <text:p text:style-name="P17">1</text:p>
          </table:table-cell>
        </table:table-row>
      </table:table>
      <text:p text:style-name="P13"/>
      <text:p text:style-name="P27"><text:span text:style-name="T13">We then added that </text:span><text:span text:style-name="T14">idea</text:span><text:span text:style-name="T13"> to our solution, and we noticed that although those squares </text:span><text:span text:style-name="T14">forming that line </text:span><text:span text:style-name="T13">provided us with an advantage, </text:span><text:span text:style-name="T14">our op</text:span><text:span text:style-name="T15">p</text:span><text:span text:style-name="T14">onent could move from one triangular sector of the board to the </text:span><text:span text:style-name="T15">other triangular sector on the </text:span><text:span text:style-name="T14">other side. </text:span><text:span text:style-name="T16">Although a single line gave us an advantage, we realised that it did not prevent the other player access to other side of the board. A double </text:span><text:span text:style-name="T17">middle diagonal </text:span><text:span text:style-name="T16">would do that </text:span><text:span text:style-name="T14">and we added that idea to the solution.</text:span></text:p>
      <text:p text:style-name="P5"><draw:line text:anchor-type="paragraph" draw:z-index="3" draw:name="Shape1_2" draw:style-name="gr1" draw:text-style-name="P37" svg:x1="10.825cm" svg:y1="3.251cm" svg:x2="7.701cm" svg:y2="0.526cm"><text:p/></draw:line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F"/>
        <table:table-row table:style-name="TableLine94236996882816"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1<text:span text:style-name="T25">0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F1" office:value-type="string">
            <text:p text:style-name="P18"/>
          </table:table-cell>
        </table:table-row>
        <table:table-row table:style-name="TableLine94236996962816">
          <table:table-cell table:style-name="Table3.A2" office:value-type="string">
            <text:p text:style-name="P19"><draw:line text:anchor-type="paragraph" draw:z-index="2" draw:name="Shape1_1" draw:style-name="gr1" draw:text-style-name="P37" svg:x1="-0.064cm" svg:y1="0.072cm" svg:x2="3.732cm" svg:y2="3.365cm"><text:p/></draw:line>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20">9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 table:style-name="TableLine94236996965024"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19"/>
          </table:table-cell>
          <table:table-cell table:style-name="Table3.F2" office:value-type="string">
            <text:p text:style-name="P19"/>
          </table:table-cell>
        </table:table-row>
        <table:table-row table:style-name="TableLine94236996966448"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20">7</text:p>
          </table:table-cell>
          <table:table-cell table:style-name="Table3.F2" office:value-type="string">
            <text:p text:style-name="P19"/>
          </table:table-cell>
        </table:table-row>
        <table:table-row table:style-name="TableLine94236996967840"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8">5</text:p>
          </table:table-cell>
          <table:table-cell table:style-name="Table3.F2" office:value-type="string">
            <text:p text:style-name="P20">6</text:p>
          </table:table-cell>
        </table:table-row>
        <table:table-row table:style-name="TableLine94236996969264"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7">1</text:p>
          </table:table-cell>
        </table:table-row>
      </table:table>
      <text:p text:style-name="P6"/>
      <text:p text:style-name="P25"><text:span text:style-name="T28">B</text:span>y taking squares on both sides of the central diagonal <text:span text:style-name="T28">we c</text:span>ould take territory from the opponent, while still allowing us to capture a <text:span text:style-name="T28">relatively </text:span>large path length and hence a large score.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column table:style-name="Table4.F"/>
        <table:table-row table:style-name="TableLine94237055801472">
          <table:table-cell table:style-name="Table4.A1" office:value-type="string">
            <text:p text:style-name="P30">1</text:p>
          </table:table-cell>
          <table:table-cell table:style-name="Table4.A1" office:value-type="string">
            <text:p text:style-name="P30">1<text:span text:style-name="T28">4</text:span>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F1" office:value-type="string">
            <text:p text:style-name="P30"/>
          </table:table-cell>
        </table:table-row>
        <table:table-row table:style-name="TableLine94237053118192">
          <table:table-cell table:style-name="Table4.A2" office:value-type="string">
            <text:p text:style-name="P33"><draw:line text:anchor-type="paragraph" draw:z-index="4" draw:name="Shape1_3" draw:style-name="gr1" draw:text-style-name="P37" svg:x1="-0.791cm" svg:y1="0.217cm" svg:x2="3.005cm" svg:y2="3.51cm"><text:p/></draw:line>15</text:p>
          </table:table-cell>
          <table:table-cell table:style-name="Table4.A2" office:value-type="string">
            <text:p text:style-name="P30">2</text:p>
          </table:table-cell>
          <table:table-cell table:style-name="Table4.A2" office:value-type="string">
            <text:p text:style-name="P33">13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1"/>
          </table:table-cell>
        </table:table-row>
        <table:table-row table:style-name="TableLine94236933242320"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3">12</text:p>
          </table:table-cell>
          <table:table-cell table:style-name="Table4.A2" office:value-type="string">
            <text:p text:style-name="P30">3</text:p>
          </table:table-cell>
          <table:table-cell table:style-name="Table4.A2" office:value-type="string">
            <text:p text:style-name="P33">10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1"/>
          </table:table-cell>
        </table:table-row>
        <table:table-row table:style-name="TableLine94237026250352"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3">11</text:p>
          </table:table-cell>
          <table:table-cell table:style-name="Table4.A2" office:value-type="string">
            <text:p text:style-name="P30">4</text:p>
          </table:table-cell>
          <table:table-cell table:style-name="Table4.A2" office:value-type="string">
            <text:p text:style-name="P33">9</text:p>
          </table:table-cell>
          <table:table-cell table:style-name="Table4.F2" office:value-type="string">
            <text:p text:style-name="P31"/>
          </table:table-cell>
        </table:table-row>
        <table:table-row table:style-name="TableLine94237112412032"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3">8</text:p>
          </table:table-cell>
          <table:table-cell table:style-name="Table4.A2" office:value-type="string">
            <text:p text:style-name="P30">5</text:p>
          </table:table-cell>
          <table:table-cell table:style-name="Table4.F2" office:value-type="string">
            <text:p text:style-name="P32">6</text:p>
          </table:table-cell>
        </table:table-row>
        <table:table-row table:style-name="TableLine94236933245616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5">7</text:p>
          </table:table-cell>
          <table:table-cell table:style-name="Table4.F2" office:value-type="string">
            <text:p text:style-name="P36">1</text:p>
          </table:table-cell>
        </table:table-row>
      </table:table>
      <text:p text:style-name="P22"/>
      <text:p text:style-name="P7"/>
      <text:p text:style-name="P24"><text:span text:style-name="T7">We also </text:span><text:span text:style-name="T8">thought </text:span><text:span text:style-name="T9">about </text:span><text:span text:style-name="T8">crossing the </text:span><text:span text:style-name="T20">second </text:span><text:span text:style-name="T8">centr</text:span><text:span text:style-name="T20">al</text:span><text:span text:style-name="T8"> diagonal into the territory that the opposition had their highest scoring square/</text:span><text:span text:style-name="T19">s</text:span><text:span text:style-name="T8"> or </text:span><text:span text:style-name="T9">had </text:span><text:span text:style-name="T8">mostly occupied might be another winning strategy to deny the opposition the chance to seize those squares </text:span><text:span text:style-name="T19">to increase their path length</text:span><text:span text:style-name="T8">. </text:span><text:span text:style-name="T20">If they were seized from us we could continue capturing squares on a third central diagonal. We could thus capture as many squares from the sector our opponent had mostly captured, before continuing capturing area on the empty sector.</text:span></text:p>
      <text:p text:style-name="P24"/>
      <text:p text:style-name="P26">We worked through the improved solutions systematically, testing them against the random solution and our other solutions to ensure that <text:span text:style-name="T29">the strategies</text:span> <text:span text:style-name="T29">explored </text:span>were <text:span text:style-name="T29">effective</text:span>.</text:p>
      <text:p text:style-name="P24"/>
      <text:p text:style-name="P24"/>
      <text:p text:style-name="P28"><text:span text:style-name="T12"/></text:p>
      <text:p text:style-name="P29"><text:span text:style-name="T12">P</text:span><text:span text:style-name="T10">roject Log </text:span><text:span text:style-name="T11">E10-Sequencium</text:span></text:p>
      <text:p text:style-name="P2">31-JAN-2022 Had discussion with team members of possible strategies for winning.</text:p>
      <text:p text:style-name="P2"><text:tab/>Move as as far into the middle as can go, try to block other player from gaining territory, try <text:tab/>to block player off.</text:p>
      <text:p text:style-name="P2">31-JAN-2022 Uploaded initial files from Blackboard</text:p>
      <text:p text:style-name="P2">31-JAN-2022 Created PAWNs326.java class.</text:p>
      <text:p text:style-name="P2">2-FEB-2022 Fixed Versioning <text:span text:style-name="T21">on Github</text:span></text:p>
      <text:p text:style-name="P2">2-FEB-2022 Rearranged files so they were in a good order for compiling</text:p>
      <text:p text:style-name="P2">2-FEB-2022 <text:span text:style-name="T4">Compiled and ran default framework</text:span></text:p>
      <text:p text:style-name="P2"><text:tab/>javac -d . sequencium/*.java</text:p>
      <text:p text:style-name="P2"><text:tab/>javac -d . Main.java</text:p>
      <text:p text:style-name="P2"><text:tab/>java Main</text:p>
      <text:p text:style-name="P8">6-FEB-2022 <text:span text:style-name="T4">Created </text:span>Longest path <text:span text:style-name="T4">version pawns326a </text:span>- performs around 18 <text:span text:style-name="T4">with </text:span><text:span text:style-name="T5">R</text:span><text:span text:style-name="T4">andomPlayer <text:tab/>class</text:span></text:p>
      <text:p text:style-name="P9">6-FEB-2022 Take diagonal then Longest Path <text:span text:style-name="T5">version <text:s/></text:span><text:span text:style-name="T4">pawns326</text:span><text:span text:style-name="T5">b</text:span></text:p>
      <text:p text:style-name="P8">7-FEB-2022 “Fixed” the game so <text:span text:style-name="T23">we</text:span> could do comparisons <text:span text:style-name="T23">by turning board in Game module</text:span></text:p>
      <text:p text:style-name="P8">8-FEB-2022 Had discussion with Michael about turned board <text:span text:style-name="T23">issue, was informed that we would <text:tab/>have to manage the co-ordinates system </text:span><text:span text:style-name="T25">from within </text:span><text:span text:style-name="T23">in our created module</text:span></text:p>
      <text:p text:style-name="P8">8-FEB-2022 Revisited strategy<text:span text:style-name="T4"> double middle line to prevent opponent from crossing</text:span></text:p>
      <text:p text:style-name="P8">8-FEB-2022 Changed board rotation from <text:span text:style-name="T5">the </text:span>Game module to <text:span text:style-name="T5">the </text:span>Player module, <text:span text:style-name="T23">to allow our <text:tab/>module to play on both board starting positions</text:span></text:p>
      <text:p text:style-name="P8">8-FEB-2022 Attempted to strengthen centre <text:span text:style-name="T4">double </text:span>line strategy</text:p>
      <text:p text:style-name="P9">9-FEB-2022 Implemented version of strong central <text:s/><text:span text:style-name="T4">double </text:span>line strategy <text:span text:style-name="T4">pawns326</text:span><text:span text:style-name="T5">c</text:span></text:p>
      <text:p text:style-name="P9"><text:span text:style-name="T5">9-FEB-2022 </text:span><text:span text:style-name="T22">Wrote</text:span><text:span text:style-name="T5"> documentation</text:span></text:p>
      <text:p text:style-name="P10">9-FEB-2022 Implemented version of strong central<text:span text:style-name="T4"> </text:span>line <text:span text:style-name="T27">taking from both sectors </text:span>strategy <text:tab/><text:span text:style-name="T4">pawns326</text:span><text:span text:style-name="T26">d</text:span></text:p>
      <text:p text:style-name="P12">9-FEB-2022 Submitted Module for evaluation</text:p>
      <text:p text:style-name="P12"/>
      <text:p text:style-name="P11">PAWNs is:</text:p>
      <text:p text:style-name="P11">P<text:span text:style-name="T24">ablo<text:tab/><text:tab/></text:span>Pablo Paulsen - 8770448</text:p>
      <text:p text:style-name="P11">A<text:span text:style-name="T24">ndy<text:tab/><text:tab/></text:span>Andy Cho – 6660067</text:p>
      <text:p text:style-name="P11">W<text:span text:style-name="T24">illiam<text:tab/></text:span>William van der Vliet - 8112594</text:p>
      <text:p text:style-name="P11">N<text:span text:style-name="T24">icolás<text:tab/></text:span>Nicolás Concha - 2341360</text:p>
      <text:p text:style-name="P11">s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officeooo:rsid="001009a7" officeooo:paragraph-rsid="0042f30a"/>
    </style:style>
    <style:style style:name="MT1" style:family="text">
      <style:text-properties fo:font-size="14pt" officeooo:rsid="0046497b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officeooo:rsid="0042f30a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:PAWNs</text:span><text:span text:style-name="MT2"><text:tab/><text:tab/></text:span><text:span text:style-name="MT1">COSC326 </text:span><text:span text:style-name="MT2">Summer School </text:span><text:span text:style-name="MT1">2022</text:span><text:span text:style-name="MT2"><text:tab/>Étude </text:span><text:span text:style-name="MT3">10</text:span><text:span text:style-name="MT2">: </text:span><text:span text:style-name="MT3">Sequenciu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6:18:33.150566856</meta:creation-date>
    <dc:date>2022-02-09T19:48:57.977187602</dc:date>
    <meta:editing-duration>PT4H51M21S</meta:editing-duration>
    <meta:editing-cycles>23</meta:editing-cycles>
    <meta:generator>LibreOffice/7.0.4.2$Linux_X86_64 LibreOffice_project/00$Build-2</meta:generator>
    <meta:document-statistic meta:table-count="4" meta:image-count="0" meta:object-count="0" meta:page-count="3" meta:paragraph-count="82" meta:word-count="624" meta:character-count="3664" meta:non-whitespace-character-count="3106"/>
  </office:meta>
</office:document-meta>
</file>